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Preformatted_20_Text">
      <style:text-properties fo:background-color="#ffff00"/>
    </style:style>
    <style:style style:name="P5" style:family="paragraph" style:parent-style-name="Preformatted_20_Text">
      <style:text-properties fo:background-color="transparent"/>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style:text-properties fo:background-color="#ffff00"/>
    </style:style>
    <style:style style:name="P8" style:family="paragraph" style:parent-style-name="Preformatted_20_Text">
      <style:paragraph-properties fo:margin-top="0cm" fo:margin-bottom="0.499cm"/>
      <style:text-properties fo:background-color="transparent"/>
    </style:style>
    <style:style style:name="T1" style:family="text">
      <style:text-properties fo:font-weight="bold"/>
    </style:style>
    <style:style style:name="T2" style:family="text">
      <style:text-properties fo:background-color="#ffff00"/>
    </style:style>
    <style:style style:name="T3" style:family="text">
      <style:text-properties fo:background-color="transparent"/>
    </style:style>
    <style:style style:name="T4" style:family="text">
      <style:text-properties style:text-line-through-style="solid"/>
    </style:style>
    <style:style style:name="T5" style:family="text">
      <style:text-properties style:text-line-through-style="solid"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Text_20_body">Consider this code: </text:p>
      <text:p text:style-name="Preformatted_20_Text">class Contact:</text:p>
      <text:p text:style-name="Preformatted_20_Text"><text:s text:c="4"/>""" A contact with a first name, a last name, and an email address. """</text:p>
      <text:p text:style-name="Preformatted_20_Text"/>
      <text:p text:style-name="Preformatted_20_Text"><text:s text:c="4"/>def __init__(self, first_name, last_name, email_address):</text:p>
      <text:p text:style-name="Preformatted_20_Text"><text:s text:c="8"/>""" (Contact, str, str, str) -&gt; NoneType </text:p>
      <text:p text:style-name="Preformatted_20_Text"/>
      <text:p text:style-name="Preformatted_20_Text"><text:s text:c="8"/>Initialize this Contact with first name first_name, last name </text:p>
      <text:p text:style-name="Preformatted_20_Text"><text:s text:c="8"/>last_name, and email address email_address.</text:p>
      <text:p text:style-name="Preformatted_20_Text"><text:s text:c="8"/>"""</text:p>
      <text:p text:style-name="Preformatted_20_Text"/>
      <text:p text:style-name="Preformatted_20_Text"><text:s text:c="8"/>self.first_name = first_name</text:p>
      <text:p text:style-name="Preformatted_20_Text"><text:s text:c="8"/>self.last_name = last_name</text:p>
      <text:p text:style-name="P6"><text:s text:c="8"/>self.email_address = email_address</text:p>
      <text:p text:style-name="Text_20_body">Select the code fragment(s) that create and initialize a <text:span text:style-name="Source_20_Text">Contact</text:span> using the constructor (method <text:span text:style-name="Source_20_Text">__init__</text:span>).</text:p>
      <text:p text:style-name="P5">info = ['Paul', 'Gries', 'paul@fakedomain.com']</text:p>
      <text:p text:style-name="P8">paul = Contact(info)</text:p>
      <text:p text:style-name="P7">paul = Contact('Paul', 'Gries', 'paul@fakedomain.com')</text:p>
      <text:p text:style-name="Preformatted_20_Text">contact = Contact()</text:p>
      <text:p text:style-name="P6">paul = Contact(contact, 'Paul', 'Gries', 'paul@fakedomain.com')</text:p>
      <text:p text:style-name="Preformatted_20_Text">paul = Contact()</text:p>
      <text:p text:style-name="Preformatted_20_Text">paul.first_name = 'Paul'</text:p>
      <text:p text:style-name="Preformatted_20_Text">paul.last_name = 'Gries'</text:p>
      <text:p text:style-name="P6">paul.email_address = 'paul@fakedomain.com'</text:p>
      <text:h text:style-name="Heading_20_3" text:outline-level="3">Question 2</text:h>
      <text:p text:style-name="P2">This question uses class <text:span text:style-name="Source_20_Text">Contact</text:span> from the previous question.<text:line-break/><text:line-break/>Variable <text:span text:style-name="Source_20_Text">jen</text:span> refers to a <text:span text:style-name="Source_20_Text">Contact</text:span> object. Select the correct way to print <text:span text:style-name="Source_20_Text">jen</text:span>'s email address.</text:p>
      <text:p text:style-name="P2"><text:span text:style-name="Source_20_Text">print(self.email_address)</text:span> </text:p>
      <text:p text:style-name="P2"><text:span text:style-name="Source_20_Text"><text:span text:style-name="T5">print(jen.self.email_address)</text:span></text:span><text:span text:style-name="T5"> </text:span></text:p>
      <text:p text:style-name="P2"><text:span text:style-name="Source_20_Text"><text:span text:style-name="T2">print(jen.email_address)</text:span></text:span><text:span text:style-name="T2"> *</text:span></text:p>
      <text:p text:style-name="Text_20_body"><text:span text:style-name="Source_20_Text">print(jen[2])</text:span> </text:p>
      <text:h text:style-name="Heading_20_3" text:outline-level="3">Question 3</text:h>
      <text:p text:style-name="Text_20_body">This question uses class <text:span text:style-name="Source_20_Text">Contact</text:span> from the previous questions.<text:line-break/><text:line-break/>Another method has been added to class <text:span text:style-name="Source_20_Text">Contact</text:span>: </text:p>
      <text:p text:style-name="Preformatted_20_Text"><text:s text:c="4"/>def add_phone_number(self, telephone_num):</text:p>
      <text:p text:style-name="Preformatted_20_Text"><text:s text:c="8"/>""" (Contact, str) -&gt; NoneType</text:p>
      <text:p text:style-name="Preformatted_20_Text"/>
      <text:p text:style-name="Preformatted_20_Text"><text:s text:c="8"/>Add phone number telephone_num for this contact.</text:p>
      <text:p text:style-name="Preformatted_20_Text"><text:s text:c="8"/>"""</text:p>
      <text:p text:style-name="Preformatted_20_Text"/>
      <text:p text:style-name="P6"><text:s text:c="8"/>self.phone_number = telephone_num</text:p>
      <text:p text:style-name="P2"><text:soft-page-break/>For a variable <text:span text:style-name="Source_20_Text">khaled</text:span> that refers to a <text:span text:style-name="Source_20_Text">Contact</text:span> object, which code fragment correctly calls method <text:span text:style-name="Source_20_Text">add_phone_number</text:span>?</text:p>
      <text:p text:style-name="P2"><text:span text:style-name="Source_20_Text">add_phone_number(khaled, '555-1111')</text:span> </text:p>
      <text:p text:style-name="P2"><text:span text:style-name="Source_20_Text">khaled.add_phone_number() = '555-1111'</text:span> </text:p>
      <text:p text:style-name="P2"><text:span text:style-name="Source_20_Text">khaled.add_phone_number(khaled, '555-1111')</text:span> </text:p>
      <text:p text:style-name="Text_20_body"><text:span text:style-name="Source_20_Text"><text:span text:style-name="T2">khaled.add_phone_number('555-1111')</text:span></text:span><text:span text:style-name="T2"> </text:span></text:p>
      <text:h text:style-name="Heading_20_3" text:outline-level="3">Question 4</text:h>
      <text:p text:style-name="Text_20_body">This question uses class <text:span text:style-name="Source_20_Text">Contact</text:span> from the previous questions, and also uses types <text:span text:style-name="Source_20_Text">str</text:span>, <text:span text:style-name="Source_20_Text">float</text:span>, and <text:span text:style-name="Source_20_Text">list</text:span>.</text:p>
      <text:p text:style-name="Text_20_body">Here are several code fragments. In each fragment, there is a pair of method calls. In some pairs, the two method calls are equivalent to each other, and in the others, the two method calls are not equivalent to each other. Select the code fragment(s) in which the method calls are equivalent to each other. </text:p>
      <text:p text:style-name="Text_20_body">Assume that variable <text:span text:style-name="Source_20_Text">c</text:span> refers to a <text:span text:style-name="Source_20_Text">Contact</text:span> and that variable <text:span text:style-name="Source_20_Text">L</text:span> refers to a <text:span text:style-name="Source_20_Text">list</text:span>. </text:p>
      <text:p text:style-name="Preformatted_20_Text">(0.6).as_integer_ratio()</text:p>
      <text:p text:style-name="P6">float.as_integer_ratio(float, 0.6)</text:p>
      <text:p text:style-name="P4">c.add_phone_number('555-1111')</text:p>
      <text:p text:style-name="P7">Contact.add_phone_number(c, '555-1111')</text:p>
      <text:p text:style-name="Preformatted_20_Text">c.add_phone_number('555-1111')</text:p>
      <text:p text:style-name="P6">c.add_phone_number(c1, '555-1111')</text:p>
      <text:p text:style-name="P4">str.replace('abc 123', '123', '246')</text:p>
      <text:p text:style-name="P7">'abc 123'.replace('123', '246')</text:p>
      <text:p text:style-name="Preformatted_20_Text">L.index(3)</text:p>
      <text:p text:style-name="P6">list.index(3)</text:p>
      <text:h text:style-name="Heading_20_3" text:outline-level="3">Question 5</text:h>
      <text:p text:style-name="P2">This question uses class <text:span text:style-name="Source_20_Text">Contact</text:span> from the previous questions.<text:line-break/><text:line-break/>Variable <text:span text:style-name="Source_20_Text">rorik</text:span> refers to a <text:span text:style-name="Source_20_Text">Contact</text:span> object with instance variables <text:span text:style-name="Source_20_Text">first_name</text:span>, <text:span text:style-name="Source_20_Text">last_name</text:span> and <text:span text:style-name="Source_20_Text">email_address</text:span> that refer to <text:span text:style-name="Source_20_Text">'Rorik'</text:span>, <text:span text:style-name="Source_20_Text">'Henrikson'</text:span> and <text:span text:style-name="Source_20_Text">'rorik@fakedomain.com'</text:span> respectively.<text:line-break/><text:line-break/>What is produced when <text:span text:style-name="Source_20_Text">str(rorik)</text:span> is called?</text:p>
      <text:p text:style-name="P2"><text:span text:style-name="Source_20_Text"><text:span text:style-name="T4">'Rorik Henrikson &lt;rorik@fakedomain.com&gt;'</text:span></text:span><text:span text:style-name="T4"> </text:span></text:p>
      <text:p text:style-name="P2">A string containing the types and memory addresses of the objects that <text:span text:style-name="Source_20_Text">first_name</text:span>, <text:span text:style-name="Source_20_Text">last_name</text:span>, and <text:span text:style-name="Source_20_Text">email_address</text:span> refer to. </text:p>
      <text:p text:style-name="P2"><text:span text:style-name="T2">A string containing information about the object that </text:span><text:span text:style-name="Source_20_Text"><text:span text:style-name="T2">rorik</text:span></text:span><text:span text:style-name="T2"> refers to. This string contains both its type and its memory address. *</text:span></text:p>
      <text:p text:style-name="Text_20_body"><text:span text:style-name="Source_20_Text">'Henrikson, Rorik &lt;rorik@fakedomain.com&gt;'</text:span> </text:p>
      <text:h text:style-name="Heading_20_3" text:outline-level="3">Question 6</text:h>
      <text:p text:style-name="Text_20_body">This question uses class <text:span text:style-name="Source_20_Text">Contact</text:span> from the previous questions.<text:line-break/><text:line-break/><text:soft-page-break/>Another method has been added to class <text:span text:style-name="Source_20_Text">Contact</text:span>: </text:p>
      <text:p text:style-name="Preformatted_20_Text"><text:s text:c="4"/>def __str__(self):</text:p>
      <text:p text:style-name="Preformatted_20_Text"><text:s text:c="8"/>""" (Contact) -&gt; str</text:p>
      <text:p text:style-name="Preformatted_20_Text"><text:s/></text:p>
      <text:p text:style-name="Preformatted_20_Text"><text:s text:c="8"/>Return a string representation of this contact.</text:p>
      <text:p text:style-name="Preformatted_20_Text"><text:s text:c="8"/>"""</text:p>
      <text:p text:style-name="Preformatted_20_Text"/>
      <text:p text:style-name="Preformatted_20_Text"><text:s text:c="8"/>return '{0} {1} &lt;{2}&gt;'.format(self.first_name, </text:p>
      <text:p text:style-name="P6"><text:s text:c="12"/>self.last_name, self.email_address)</text:p>
      <text:p text:style-name="P2">Variable <text:span text:style-name="Source_20_Text">rorik</text:span> refers to a <text:span text:style-name="Source_20_Text">Contact</text:span> object with instance variables <text:span text:style-name="Source_20_Text">first_name</text:span>, <text:span text:style-name="Source_20_Text">last_name</text:span>, and <text:span text:style-name="Source_20_Text">email_address</text:span> that refer to <text:span text:style-name="Source_20_Text">'Rorik'</text:span>, <text:span text:style-name="Source_20_Text">'Henrikson'</text:span> and <text:span text:style-name="Source_20_Text">'rorik@fakedomain.com'</text:span> respectively.<text:line-break/><text:line-break/>What is produced when <text:span text:style-name="Source_20_Text">str(rorik)</text:span> is called? </text:p>
      <text:p text:style-name="P2"><text:span text:style-name="Source_20_Text">'Henrikson, Rorik &lt;rorik@fakedomain.com&gt;'</text:span> </text:p>
      <text:p text:style-name="P2">A string containing the types and memory addresses of the objects that <text:span text:style-name="Source_20_Text">last_name</text:span>, <text:span text:style-name="Source_20_Text">first_name</text:span>, and <text:span text:style-name="Source_20_Text">email_address</text:span> refer to. </text:p>
      <text:p text:style-name="P2">A string containing information about the object that <text:span text:style-name="Source_20_Text">rorik</text:span> refers to. This string contains both its type and its memory address. </text:p>
      <text:p text:style-name="Text_20_body"><text:span text:style-name="Source_20_Text"><text:span text:style-name="T2">'Rorik Henrikson &lt;rorik@fakedomain.com&gt;'</text:span></text:span><text:span text:style-name="T2"> </text:span></text:p>
      <text:h text:style-name="Heading_20_3" text:outline-level="3">Question 7</text:h>
      <text:p text:style-name="Text_20_body">This question uses class <text:span text:style-name="Source_20_Text">Contact</text:span> from the previous questions.<text:line-break/><text:line-break/>Consider this code: </text:p>
      <text:p text:style-name="Preformatted_20_Text">class Email:</text:p>
      <text:p text:style-name="Preformatted_20_Text"><text:s text:c="4"/>""" An email with a list of recipients, a subject and a body. """</text:p>
      <text:p text:style-name="Preformatted_20_Text"/>
      <text:p text:style-name="Preformatted_20_Text"><text:s text:c="4"/>def __init__(self, recipients, subject, body):</text:p>
      <text:p text:style-name="Preformatted_20_Text"><text:s text:c="8"/>""" (Email, list of Contact, str, str) -&gt; NoneType</text:p>
      <text:p text:style-name="Preformatted_20_Text"/>
      <text:p text:style-name="Preformatted_20_Text"><text:s text:c="8"/>Initialize this Email with recipients, subject and body.</text:p>
      <text:p text:style-name="Preformatted_20_Text"><text:s text:c="8"/>"""</text:p>
      <text:p text:style-name="Preformatted_20_Text"/>
      <text:p text:style-name="Preformatted_20_Text"><text:s text:c="8"/>self.recipients = recipients</text:p>
      <text:p text:style-name="Preformatted_20_Text"><text:s text:c="8"/>self.subject = subject</text:p>
      <text:p text:style-name="P6"><text:s text:c="8"/>self.body = body</text:p>
      <text:p text:style-name="Text_20_body">Which of the following can be used to create an <text:span text:style-name="Source_20_Text">Email</text:span> object?</text:p>
      <text:p text:style-name="P4">students = [Contact('Hugh', 'Z.', 'hugh@fakedomain.com'), </text:p>
      <text:p text:style-name="P4"><text:s text:c="12"/>Contact('Kathryn', 'Z.', 'kathryn@fakedomain.com'), </text:p>
      <text:p text:style-name="P4"><text:s text:c="12"/>Contact('Karin', 'Z.', 'kathryn@fakedomain.com')]</text:p>
      <text:p text:style-name="P4">subject = 'LTP2: E4 is posted!'</text:p>
      <text:p text:style-name="P4">body = 'Hello,\nE4 is posted. Good luck!\n Paul and Jen'</text:p>
      <text:p text:style-name="P4"/>
      <text:p text:style-name="P7">new_email = Email(students, subject, body)</text:p>
      <text:p text:style-name="P6">new_email = Email()</text:p>
      <text:p text:style-name="P6">new_email = Email('Hello', 'Hi there!\n Bye for now.')</text:p>
      <text:p text:style-name="P4">student1 = Contact('Hugh', 'Z.', 'hugh@fakedomain.com')</text:p>
      <text:p text:style-name="P4">student2 = Contact('Kathryn', 'Z.', 'kathryn@fakedomain.com')</text:p>
      <text:p text:style-name="P4">student3 = Contact('Karin', 'Z.', 'karin@fakedomain.com')</text:p>
      <text:p text:style-name="P4"><text:soft-page-break/>students = [student1, student2, student3]</text:p>
      <text:p text:style-name="P4"/>
      <text:p text:style-name="P4">subject = 'LTP2: E4 is posted!'</text:p>
      <text:p text:style-name="P4">body = 'Hello,\nE4 is posted. Good luck!\n Paul and Jen'</text:p>
      <text:p text:style-name="P4"/>
      <text:p text:style-name="P7">new_email = Email(students, subject, body)</text:p>
      <text:h text:style-name="Heading_20_3" text:outline-level="3">Question 8</text:h>
      <text:p text:style-name="Text_20_body">This question uses classes <text:span text:style-name="Source_20_Text">Contact</text:span> and <text:span text:style-name="Source_20_Text">Email</text:span> from the previous questions.<text:line-break/><text:line-break/>This method is added to class <text:span text:style-name="Source_20_Text">Email</text:span>: </text:p>
      <text:p text:style-name="Preformatted_20_Text"><text:s text:c="4"/>def __str__(self):</text:p>
      <text:p text:style-name="Preformatted_20_Text"><text:s text:c="8"/>""" (Email) -&gt; str</text:p>
      <text:p text:style-name="Preformatted_20_Text"/>
      <text:p text:style-name="Preformatted_20_Text"><text:s text:c="8"/>Return a string representation of this email.</text:p>
      <text:p text:style-name="Preformatted_20_Text"><text:s text:c="8"/>"""</text:p>
      <text:p text:style-name="Preformatted_20_Text"><text:s text:c="6"/></text:p>
      <text:p text:style-name="Preformatted_20_Text"><text:s text:c="8"/>result = 'To: '</text:p>
      <text:p text:style-name="Preformatted_20_Text"><text:s text:c="8"/>for contact in self.recipients:</text:p>
      <text:p text:style-name="Preformatted_20_Text"><text:s text:c="12"/>result = result + '{0}, '.format(contact)</text:p>
      <text:p text:style-name="Preformatted_20_Text"/>
      <text:p text:style-name="Preformatted_20_Text"><text:s text:c="8"/>result = result + '\nSubject: {0}'.format(self.subject)</text:p>
      <text:p text:style-name="Preformatted_20_Text"><text:s text:c="8"/>result = result + '\n{0}'.format(self.body)</text:p>
      <text:p text:style-name="P6"><text:s text:c="8"/>return result</text:p>
      <text:p text:style-name="Text_20_body">Variable <text:span text:style-name="Source_20_Text">message</text:span> refers to an <text:span text:style-name="Source_20_Text">Email</text:span> object created with: </text:p>
      <text:list xml:id="list3026782482163902587" text:style-name="L1">
        <text:list-item>
          <text:p text:style-name="P3">recipients: <text:span text:style-name="Source_20_Text">[Contact('Paul', 'Gries', 'paul@fakedomain.com'), Contact('Jen', 'Campbell', 'jen@fakedomain.com')]</text:span> </text:p>
        </text:list-item>
        <text:list-item>
          <text:p text:style-name="P3">subject: <text:span text:style-name="Source_20_Text">'2nd MOOC'</text:span>, and </text:p>
        </text:list-item>
        <text:list-item>
          <text:p text:style-name="P1">body <text:span text:style-name="Source_20_Text">'Hi!\nI hope your 2nd MOOC is going well!\nBye :-)'</text:span>. </text:p>
        </text:list-item>
      </text:list>
      <text:p text:style-name="Text_20_body">What is printed when <text:span text:style-name="Source_20_Text">print(message)</text:span> is executed?</text:p>
      <text:p text:style-name="P4">To: Paul Gries &lt;paul@fakedomain.com&gt;, Jen Campbell &lt;jen@fakedomain.com&gt;, <text:s/></text:p>
      <text:p text:style-name="P4">Subject: 2nd MOOC </text:p>
      <text:p text:style-name="P4">Hi! </text:p>
      <text:p text:style-name="P4">I hope your 2nd MOOC is going well! </text:p>
      <text:p text:style-name="P7">Bye :-) </text:p>
      <text:p text:style-name="Preformatted_20_Text">To: Contact('Paul', 'Gries', 'paul@fakedomain.com'), Contact('Jen', 'Campbell', 'jen@fakedomain.com')</text:p>
      <text:p text:style-name="Preformatted_20_Text">Subject: 2nd MOOC </text:p>
      <text:p text:style-name="Preformatted_20_Text">Hi! </text:p>
      <text:p text:style-name="Preformatted_20_Text">I hope your 2nd MOOC is going well! </text:p>
      <text:p text:style-name="P6">Bye :-) </text:p>
      <text:p text:style-name="Preformatted_20_Text">To: [Paul Gries &lt;paul@fakedomain.com&gt;, Jen Campbell &lt;jen@fakedomain.com&gt;]</text:p>
      <text:p text:style-name="Preformatted_20_Text">Subject: 2nd MOOC </text:p>
      <text:p text:style-name="Preformatted_20_Text">Hi! </text:p>
      <text:p text:style-name="Preformatted_20_Text">I hope your 2nd MOOC is going well! </text:p>
      <text:p text:style-name="P6">Bye :-) </text:p>
      <text:p text:style-name="Preformatted_20_Text">To: [Contact('Paul', 'Gries', 'paul@fakedomain.com'), Contact('Jen', 'Campbell', 'jen@fakedomain.com')]</text:p>
      <text:p text:style-name="Preformatted_20_Text">Subject: 2nd MOOC </text:p>
      <text:p text:style-name="Preformatted_20_Text">Hi! </text:p>
      <text:p text:style-name="Preformatted_20_Text">I hope your 2nd MOOC is going well! </text:p>
      <text:p text:style-name="P6"><text:soft-page-break/>Bye :-) </text:p>
      <text:h text:style-name="Heading_20_3" text:outline-level="3">Question 9</text:h>
      <text:p text:style-name="P2">Which of the following is <text:span text:style-name="T1">not</text:span> a special method of <text:span text:style-name="Source_20_Text">object</text:span>?</text:p>
      <text:p text:style-name="P2"><text:span text:style-name="Source_20_Text">__ne__</text:span> </text:p>
      <text:p text:style-name="P2"><text:span text:style-name="Source_20_Text"><text:span text:style-name="T2">__lower__</text:span></text:span><text:span text:style-name="T2"> </text:span></text:p>
      <text:p text:style-name="P2"><text:span text:style-name="Source_20_Text">__eq__</text:span> </text:p>
      <text:p text:style-name="Text_20_body"><text:span text:style-name="Source_20_Text">__str__</text:span> </text:p>
      <text:h text:style-name="Heading_20_3" text:outline-level="3">Question 10</text:h>
      <text:p text:style-name="Text_20_body">Consider this code: </text:p>
      <text:p text:style-name="Preformatted_20_Text">class Author:</text:p>
      <text:p text:style-name="Preformatted_20_Text"><text:s text:c="4"/>def __init__(self, name):</text:p>
      <text:p text:style-name="Preformatted_20_Text"><text:s text:c="8"/>""" (______, str) -&gt; NoneType """</text:p>
      <text:p text:style-name="P6"><text:s text:c="8"/>self.name = name</text:p>
      <text:p text:style-name="P2">What should the blank (________) in the type contract be replaced with?</text:p>
      <text:p text:style-name="P2"><text:span text:style-name="Source_20_Text">str</text:span> </text:p>
      <text:p text:style-name="P2"><text:span text:style-name="Source_20_Text"><text:span text:style-name="T2">Author</text:span></text:span><text:span text:style-name="T2"> </text:span></text:p>
      <text:p text:style-name="P2">It is not possible to tell. </text:p>
      <text:p text:style-name="P2"><text:span text:style-name="Source_20_Text">NoneTyp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08:41.09</meta:creation-date>
    <dc:date>2013-04-15T15:43:39</dc:date>
    <meta:editing-duration>PT34M55S</meta:editing-duration>
    <meta:editing-cycles>5</meta:editing-cycles>
    <meta:generator>OpenOffice.org/3.4$Win32 OpenOffice.org_project/340m1$Build-9590</meta:generator>
    <meta:document-statistic meta:table-count="0" meta:image-count="0" meta:object-count="0" meta:page-count="5" meta:paragraph-count="156" meta:word-count="909" meta:character-count="7053"/>
  </office:meta>
</office:document-meta>
</file>